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rial \ CMA-ES budget (s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2394210616537" calcext:value-type="float">
            <text:p>24.2394210617</text:p>
          </table:table-cell>
          <table:table-cell office:value-type="float" office:value="12.2776006309792" calcext:value-type="float">
            <text:p>12.277600631</text:p>
          </table:table-cell>
          <table:table-cell office:value-type="float" office:value="8.88526372226871" calcext:value-type="float">
            <text:p>8.8852637223</text:p>
          </table:table-cell>
          <table:table-cell office:value-type="float" office:value="6.80736503156697" calcext:value-type="float">
            <text:p>6.8073650316</text:p>
          </table:table-cell>
          <table:table-cell office:value-type="float" office:value="5.30261834748938" calcext:value-type="float">
            <text:p>5.3026183475</text:p>
          </table:table-cell>
          <table:table-cell office:value-type="float" office:value="4.55770222416483" calcext:value-type="float">
            <text:p>4.5577022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8394280528038" calcext:value-type="float">
            <text:p>26.8394280528</text:p>
          </table:table-cell>
          <table:table-cell office:value-type="float" office:value="12.9150161340516" calcext:value-type="float">
            <text:p>12.9150161341</text:p>
          </table:table-cell>
          <table:table-cell office:value-type="float" office:value="9.40741336289955" calcext:value-type="float">
            <text:p>9.4074133629</text:p>
          </table:table-cell>
          <table:table-cell office:value-type="float" office:value="6.82045061788017" calcext:value-type="float">
            <text:p>6.8204506179</text:p>
          </table:table-cell>
          <table:table-cell office:value-type="float" office:value="5.53034289175544" calcext:value-type="float">
            <text:p>5.5303428918</text:p>
          </table:table-cell>
          <table:table-cell office:value-type="float" office:value="4.53070709521573" calcext:value-type="float">
            <text:p>4.5307070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.7663322871604" calcext:value-type="float">
            <text:p>26.7663322872</text:p>
          </table:table-cell>
          <table:table-cell office:value-type="float" office:value="12.8317087381519" calcext:value-type="float">
            <text:p>12.8317087382</text:p>
          </table:table-cell>
          <table:table-cell office:value-type="float" office:value="8.8624820332425" calcext:value-type="float">
            <text:p>8.8624820332</text:p>
          </table:table-cell>
          <table:table-cell office:value-type="float" office:value="6.5819" calcext:value-type="float">
            <text:p>6.5819</text:p>
          </table:table-cell>
          <table:table-cell office:value-type="float" office:value="5.71990673985125" calcext:value-type="float">
            <text:p>5.7199067399</text:p>
          </table:table-cell>
          <table:table-cell office:value-type="float" office:value="4.62855389562199" calcext:value-type="float">
            <text:p>4.62855389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6193619531304" calcext:value-type="float">
            <text:p>24.6193619531</text:p>
          </table:table-cell>
          <table:table-cell office:value-type="float" office:value="12.8156" calcext:value-type="float">
            <text:p>12.8156</text:p>
          </table:table-cell>
          <table:table-cell office:value-type="float" office:value="8.84584549650993" calcext:value-type="float">
            <text:p>8.8458454965</text:p>
          </table:table-cell>
          <table:table-cell office:value-type="float" office:value="6.94478603268825" calcext:value-type="float">
            <text:p>6.9447860327</text:p>
          </table:table-cell>
          <table:table-cell office:value-type="float" office:value="5.2546" calcext:value-type="float">
            <text:p>5.2546</text:p>
          </table:table-cell>
          <table:table-cell office:value-type="float" office:value="4.42439036706782" calcext:value-type="float">
            <text:p>4.4243903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120522354018" calcext:value-type="float">
            <text:p>28.120522354</text:p>
          </table:table-cell>
          <table:table-cell office:value-type="float" office:value="12.6161907418823" calcext:value-type="float">
            <text:p>12.6161907419</text:p>
          </table:table-cell>
          <table:table-cell office:value-type="float" office:value="8.84366186071765" calcext:value-type="float">
            <text:p>8.8436618607</text:p>
          </table:table-cell>
          <table:table-cell office:value-type="float" office:value="7.03591114316521" calcext:value-type="float">
            <text:p>7.0359111432</text:p>
          </table:table-cell>
          <table:table-cell office:value-type="float" office:value="5.2801382794271" calcext:value-type="float">
            <text:p>5.2801382794</text:p>
          </table:table-cell>
          <table:table-cell office:value-type="float" office:value="4.46664870479523" calcext:value-type="float">
            <text:p>4.46664870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5357520236294" calcext:value-type="float">
            <text:p>24.5357520236</text:p>
          </table:table-cell>
          <table:table-cell office:value-type="float" office:value="12.9003677862196" calcext:value-type="float">
            <text:p>12.9003677862</text:p>
          </table:table-cell>
          <table:table-cell office:value-type="float" office:value="8.6047" calcext:value-type="float">
            <text:p>8.6047</text:p>
          </table:table-cell>
          <table:table-cell office:value-type="float" office:value="6.95650786962854" calcext:value-type="float">
            <text:p>6.9565078696</text:p>
          </table:table-cell>
          <table:table-cell office:value-type="float" office:value="5.68150352365529" calcext:value-type="float">
            <text:p>5.6815035237</text:p>
          </table:table-cell>
          <table:table-cell office:value-type="float" office:value="4.85813916626723" calcext:value-type="float">
            <text:p>4.8581391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.9935529749289" calcext:value-type="float">
            <text:p>24.9935529749</text:p>
          </table:table-cell>
          <table:table-cell office:value-type="float" office:value="12.0604" calcext:value-type="float">
            <text:p>12.0604</text:p>
          </table:table-cell>
          <table:table-cell office:value-type="float" office:value="8.9116125538793" calcext:value-type="float">
            <text:p>8.9116125539</text:p>
          </table:table-cell>
          <table:table-cell office:value-type="float" office:value="6.77501281666564" calcext:value-type="float">
            <text:p>6.7750128167</text:p>
          </table:table-cell>
          <table:table-cell office:value-type="float" office:value="5.47484799352846" calcext:value-type="float">
            <text:p>5.4748479935</text:p>
          </table:table-cell>
          <table:table-cell office:value-type="float" office:value="4.67136407626944" calcext:value-type="float">
            <text:p>4.6713640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23080132406" calcext:value-type="float">
            <text:p>23.2230801324</text:p>
          </table:table-cell>
          <table:table-cell office:value-type="float" office:value="12.3299556639605" calcext:value-type="float">
            <text:p>12.329955664</text:p>
          </table:table-cell>
          <table:table-cell office:value-type="float" office:value="8.80595727356596" calcext:value-type="float">
            <text:p>8.8059572736</text:p>
          </table:table-cell>
          <table:table-cell office:value-type="float" office:value="6.99026902281415" calcext:value-type="float">
            <text:p>6.9902690228</text:p>
          </table:table-cell>
          <table:table-cell office:value-type="float" office:value="5.44897569828571" calcext:value-type="float">
            <text:p>5.4489756983</text:p>
          </table:table-cell>
          <table:table-cell office:value-type="float" office:value="4.58595256166926" calcext:value-type="float">
            <text:p>4.5859525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.2798354114183" calcext:value-type="float">
            <text:p>23.2798354114</text:p>
          </table:table-cell>
          <table:table-cell office:value-type="float" office:value="13.0161321887117" calcext:value-type="float">
            <text:p>13.0161321887</text:p>
          </table:table-cell>
          <table:table-cell office:value-type="float" office:value="8.94853094229694" calcext:value-type="float">
            <text:p>8.9485309423</text:p>
          </table:table-cell>
          <table:table-cell office:value-type="float" office:value="6.75973104169645" calcext:value-type="float">
            <text:p>6.7597310417</text:p>
          </table:table-cell>
          <table:table-cell office:value-type="float" office:value="5.4427" calcext:value-type="float">
            <text:p>5.4427</text:p>
          </table:table-cell>
          <table:table-cell office:value-type="float" office:value="4.5871333761023" calcext:value-type="float">
            <text:p>4.5871333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811121785377" calcext:value-type="float">
            <text:p>27.0811121785</text:p>
          </table:table-cell>
          <table:table-cell office:value-type="float" office:value="12.6258601052478" calcext:value-type="float">
            <text:p>12.6258601052</text:p>
          </table:table-cell>
          <table:table-cell office:value-type="float" office:value="8.82257035908452" calcext:value-type="float">
            <text:p>8.8225703591</text:p>
          </table:table-cell>
          <table:table-cell office:value-type="float" office:value="6.7848581542455" calcext:value-type="float">
            <text:p>6.7848581542</text:p>
          </table:table-cell>
          <table:table-cell office:value-type="float" office:value="5.26867830872195" calcext:value-type="float">
            <text:p>5.2686783087</text:p>
          </table:table-cell>
          <table:table-cell office:value-type="float" office:value="4.53988019194613" calcext:value-type="float">
            <text:p>4.53988019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11])/10" office:value-type="float" office:value="25.3698398429687" calcext:value-type="float">
            <text:p>25.369839843</text:p>
          </table:table-cell>
          <table:table-cell table:formula="of:=SUM([.C2:.C11])/10" office:value-type="float" office:value="12.6388831989205" calcext:value-type="float">
            <text:p>12.6388831989</text:p>
          </table:table-cell>
          <table:table-cell table:formula="of:=SUM([.D2:.D11])/10" office:value-type="float" office:value="8.89380376044651" calcext:value-type="float">
            <text:p>8.8938037604</text:p>
          </table:table-cell>
          <table:table-cell table:formula="of:=SUM([.E2:.E11])/10" office:value-type="float" office:value="6.84567917303509" calcext:value-type="float">
            <text:p>6.845679173</text:p>
          </table:table-cell>
          <table:table-cell table:formula="of:=SUM([.F2:.F11])/10" office:value-type="float" office:value="5.44043117827146" calcext:value-type="float">
            <text:p>5.4404311783</text:p>
          </table:table-cell>
          <table:table-cell table:formula="of:=SUM([.G2:.G11])/10" office:value-type="float" office:value="4.585047165912" calcext:value-type="float">
            <text:p>4.58504716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MA-ES budget (s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verage time (s)</text:p>
          </table:table-cell>
          <table:table-cell office:value-type="float" office:value="137.59" calcext:value-type="float">
            <text:p>137.59</text:p>
          </table:table-cell>
          <table:table-cell office:value-type="float" office:value="241.291" calcext:value-type="float">
            <text:p>241.291</text:p>
          </table:table-cell>
          <table:table-cell office:value-type="float" office:value="375.5869" calcext:value-type="float">
            <text:p>375.5869</text:p>
          </table:table-cell>
          <table:table-cell office:value-type="float" office:value="501.5674" calcext:value-type="float">
            <text:p>501.5674</text:p>
          </table:table-cell>
          <table:table-cell office:value-type="float" office:value="1014.8649" calcext:value-type="float">
            <text:p>1014.8649</text:p>
          </table:table-cell>
          <table:table-cell office:value-type="float" office:value="1237.9121" calcext:value-type="float">
            <text:p>1237.9121</text:p>
          </table:table-cell>
        </table:table-row>
        <table:table-row table:style-name="ro1">
          <table:table-cell office:value-type="string" calcext:value-type="string">
            <text:p>Coverage vel (m/s)</text:p>
          </table:table-cell>
          <table:table-cell office:value-type="float" office:value="1.163" calcext:value-type="float">
            <text:p>1.163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426" calcext:value-type="float">
            <text:p>0.426</text:p>
          </table:table-cell>
          <table:table-cell office:value-type="float" office:value="0.319" calcext:value-type="float">
            <text:p>0.3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Coverage P_trace</text:p>
          </table:table-cell>
          <table:table-cell office:value-type="float" office:value="25.1326" calcext:value-type="float">
            <text:p>25.1326</text:p>
          </table:table-cell>
          <table:table-cell office:value-type="float" office:value="12.6263" calcext:value-type="float">
            <text:p>12.6263</text:p>
          </table:table-cell>
          <table:table-cell office:value-type="float" office:value="8.9649" calcext:value-type="float">
            <text:p>8.9649</text:p>
          </table:table-cell>
          <table:table-cell office:value-type="float" office:value="6.9041" calcext:value-type="float">
            <text:p>6.9041</text:p>
          </table:table-cell>
          <table:table-cell office:value-type="float" office:value="5.4035" calcext:value-type="float">
            <text:p>5.4035</text:p>
          </table:table-cell>
          <table:table-cell office:value-type="float" office:value="4.5803" calcext:value-type="float">
            <text:p>4.58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e saved (s)</text:p>
          </table:table-cell>
          <table:table-cell table:formula="of:=[.B15]-[.B14]" office:value-type="float" office:value="37.59" calcext:value-type="float">
            <text:p>37.59</text:p>
          </table:table-cell>
          <table:table-cell table:formula="of:=[.C15]-[.C14]" office:value-type="float" office:value="41.291" calcext:value-type="float">
            <text:p>41.291</text:p>
          </table:table-cell>
          <table:table-cell table:formula="of:=[.D15]-[.D14]" office:value-type="float" office:value="75.5869" calcext:value-type="float">
            <text:p>75.5869</text:p>
          </table:table-cell>
          <table:table-cell table:formula="of:=[.E15]-[.E14]" office:value-type="float" office:value="101.5674" calcext:value-type="float">
            <text:p>101.5674</text:p>
          </table:table-cell>
          <table:table-cell table:formula="of:=[.F15]-[.F14]" office:value-type="float" office:value="514.8649" calcext:value-type="float">
            <text:p>514.8649</text:p>
          </table:table-cell>
          <table:table-cell table:formula="of:=[.G15]-[.G14]" office:value-type="float" office:value="637.9121" calcext:value-type="float">
            <text:p>637.9121</text:p>
          </table:table-cell>
        </table:table-row>
        <table:table-row table:style-name="ro1">
          <table:table-cell office:value-type="string" calcext:value-type="string">
            <text:p>Time saved (Percent)</text:p>
          </table:table-cell>
          <table:table-cell table:formula="of:=(ABS([.B14]-[.B15])/[.B15])*100" office:value-type="float" office:value="27.3202994403663" calcext:value-type="float">
            <text:p>27.3202994404</text:p>
          </table:table-cell>
          <table:table-cell table:formula="of:=(ABS([.C14]-[.C15])/[.C15])*100" office:value-type="float" office:value="17.1125321706985" calcext:value-type="float">
            <text:p>17.1125321707</text:p>
          </table:table-cell>
          <table:table-cell table:formula="of:=(ABS([.D14]-[.D15])/[.D15])*100" office:value-type="float" office:value="20.1250096848426" calcext:value-type="float">
            <text:p>20.1250096848</text:p>
          </table:table-cell>
          <table:table-cell table:formula="of:=(ABS([.E14]-[.E15])/[.E15])*100" office:value-type="float" office:value="20.2500002990625" calcext:value-type="float">
            <text:p>20.2500002991</text:p>
          </table:table-cell>
          <table:table-cell table:formula="of:=(ABS([.F14]-[.F15])/[.F15])*100" office:value-type="float" office:value="50.732358563194" calcext:value-type="float">
            <text:p>50.7323585632</text:p>
          </table:table-cell>
          <table:table-cell table:formula="of:=(ABS([.G14]-[.G15])/[.G15])*100" office:value-type="float" office:value="51.5312920844703" calcext:value-type="float">
            <text:p>51.5312920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0:52:24.087006316</meta:creation-date>
    <dc:date>2018-02-21T12:12:18.228654976</dc:date>
    <meta:editing-duration>PT9M13S</meta:editing-duration>
    <meta:editing-cycles>2</meta:editing-cycles>
    <meta:generator>LibreOffice/5.1.6.2$Linux_X86_64 LibreOffice_project/10m0$Build-2</meta:generator>
    <meta:document-statistic meta:table-count="1" meta:cell-count="126" meta:object-count="0"/>
  </office:meta>
</office:document-meta>
</file>